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22"/>
    <style:style style:name="ce3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Default" office:value-type="string" calcext:value-type="string">
            <text:p>If = IS(e^(Vf/(N*Vt)) – 1) on Vt = kT/q = 26mV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Aleshores traiem els punts de la corba I-V del diode LED I fem una regressió exponencial: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Vf (V)</text:p>
          </table:table-cell>
          <table:table-cell table:style-name="Default" office:value-type="string" calcext:value-type="string">
            <text:p>If (A)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.000E+0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.000E+0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1" calcext:value-type="float">
            <text:p>1.000E-03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float" office:value="0.005" calcext:value-type="float">
            <text:p>5.000E-0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2" calcext:value-type="float">
            <text:p>12.000E-0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2" calcext:value-type="float">
            <text:p>20.000E-0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295" calcext:value-type="float">
            <text:p>29.500E-0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385" calcext:value-type="float">
            <text:p>38.500E-0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525" calcext:value-type="float">
            <text:p>52.500E-03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4:28:25.116729128</meta:creation-date>
    <dc:date>2023-03-02T16:14:05.309092273</dc:date>
    <meta:editing-duration>PT22M56S</meta:editing-duration>
    <meta:editing-cycles>2</meta:editing-cycles>
    <meta:generator>LibreOffice/7.3.7.2$Linux_X86_64 LibreOffice_project/30$Build-2</meta:generator>
    <meta:document-statistic meta:table-count="1" meta:cell-count="22" meta:object-count="0"/>
  </office:meta>
</office:document-meta>
</file>